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.5pt" style:font-size-asian="10.5pt" style:font-size-complex="10.5pt"/>
    </style:style>
    <style:style style:name="T1" style:family="text">
      <style:text-properties fo:font-size="11pt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mo tp_Integrador_GomezFernando</text:p>
      <text:p text:style-name="P1"><text:tab/></text:p>
      <text:p text:style-name="P1"><text:tab/>Definir patente Como Caracter; </text:p>
      <text:p text:style-name="P1"><text:tab/>Definir tipoVehiculo,hora,contadorMoto,contadorTotal Como Entero; </text:p>
      <text:p text:style-name="P1"><text:tab/>Definir precio,recaudacion,porcentajeMoto <text:s/>Como Real; </text:p>
      <text:p text:style-name="P1"><text:tab/>precio&lt;-0;</text:p>
      <text:p text:style-name="P1"><text:tab/>recaudacion&lt;-0;</text:p>
      <text:p text:style-name="P1"><text:tab/>contadorMoto&lt;-0;</text:p>
      <text:p text:style-name="P1"><text:tab/>contadorTotal &lt;- 0;</text:p>
      <text:p text:style-name="P1"><text:tab/></text:p>
      <text:p text:style-name="P1"><text:tab/>Repetir </text:p>
      <text:p text:style-name="P1"><text:tab/><text:tab/></text:p>
      <text:p text:style-name="P1"><text:tab/><text:tab/>Escribir " ------------------------------------------------------------------------";</text:p>
      <text:p text:style-name="P1"><text:tab/><text:tab/>Escribir <text:s/>" <text:s text:c="5"/>Bienvenido ingrese patente /o para salir ingrese FIN ";</text:p>
      <text:p text:style-name="P1"><text:tab/><text:tab/>Leer patente; </text:p>
      <text:p text:style-name="P1"><text:tab/><text:tab/>Escribir " ------------------------------------------------------------------------";</text:p>
      <text:p text:style-name="P1"><text:tab/><text:tab/></text:p>
      <text:p text:style-name="P1"><text:tab/><text:tab/>si(patente&lt;&gt;'FIN') </text:p>
      <text:p text:style-name="P1"><text:tab/><text:tab/><text:tab/>Escribir " <text:s/>Elija -&gt; 1-Auto <text:s text:c="2"/>2-Moto <text:s text:c="2"/>3-Camioneta";</text:p>
      <text:p text:style-name="P1"><text:tab/><text:tab/><text:tab/>Leer tipoVehiculo; </text:p>
      <text:p text:style-name="P1"><text:tab/><text:tab/><text:tab/>Mientras <text:s/>(tipoVehiculo&lt;1 o tipoVehiculo&gt;3) </text:p>
      <text:p text:style-name="P1"><text:tab/><text:tab/><text:tab/><text:tab/>Escribir "Reingrese tipo de vehiculo"; </text:p>
      <text:p text:style-name="P1"><text:tab/><text:tab/><text:tab/><text:tab/>Leer tipoVehiculo; </text:p>
      <text:p text:style-name="P1"><text:tab/><text:tab/><text:tab/>FinMientras </text:p>
      <text:p text:style-name="P1"><text:tab/><text:tab/><text:tab/>Escribir " ------------------------------------------------------------------------";</text:p>
      <text:p text:style-name="P1"><text:tab/><text:tab/><text:tab/>Escribir " <text:s/>Ingrese Hora en formato de 24 hs : ";</text:p>
      <text:p text:style-name="P1"><text:tab/><text:tab/><text:tab/>Leer hora; Mientras (hora&lt;0 o hora&gt;23 ) </text:p>
      <text:p text:style-name="P1"><text:tab/><text:tab/><text:tab/><text:tab/>Escribir "Reingrese hora:" ;</text:p>
      <text:p text:style-name="P1"><text:tab/><text:tab/><text:tab/><text:tab/>Leer hora; </text:p>
      <text:p text:style-name="P1"><text:tab/><text:tab/><text:tab/>FinMientras </text:p>
      <text:p text:style-name="P1"><text:tab/><text:tab/><text:tab/>Escribir " ------------------------------------------------------------------------";</text:p>
      <text:p text:style-name="P1"><text:tab/><text:tab/><text:tab/>Segun tipoVehiculo Hacer </text:p>
      <text:p text:style-name="P1"><text:tab/><text:tab/><text:tab/><text:tab/>1: </text:p>
      <text:p text:style-name="P1"><text:tab/><text:tab/><text:tab/><text:tab/><text:tab/>si (hora &gt;=9 y hora&lt;=18) </text:p>
      <text:p text:style-name="P1"><text:tab/><text:tab/><text:tab/><text:tab/><text:tab/><text:tab/>precio&lt;-100+(100*0.5); </text:p>
      <text:p text:style-name="P1"><text:tab/><text:tab/><text:tab/><text:tab/><text:tab/><text:tab/>Escribir " ------------------------------------------------------------------";</text:p>
      <text:p text:style-name="P1"><text:tab/><text:tab/><text:tab/><text:tab/><text:tab/><text:tab/>Escribir "| <text:s/>Patente: ",patente," <text:s/>| Tipo: Auto <text:s/>| Valor de peaje abonado :",precio,"$ <text:s text:c="2"/>|";</text:p>
      <text:p text:style-name="P1"><text:tab/><text:tab/><text:tab/><text:tab/><text:tab/><text:tab/>Escribir " ------------------------------------------------------------------";</text:p>
      <text:p text:style-name="P1"><text:tab/><text:tab/><text:tab/><text:tab/><text:tab/>SiNo</text:p>
      <text:p text:style-name="P1"><text:tab/><text:tab/><text:tab/><text:tab/><text:tab/><text:tab/>precio&lt;-100</text:p>
      <text:p text:style-name="P1"><text:tab/><text:tab/><text:tab/><text:tab/><text:tab/><text:tab/>Escribir " ------------------------------------------------------------------";</text:p>
      <text:p text:style-name="P1"><text:tab/><text:tab/><text:tab/><text:tab/><text:tab/><text:tab/>Escribir "| <text:s/>Patente: ",patente," <text:s/>| Tipo: Auto <text:s/>| Valor de peaje abonado:",precio,"$ <text:s/>|";</text:p>
      <text:p text:style-name="P1"><text:tab/><text:tab/><text:tab/><text:tab/><text:tab/><text:tab/>Escribir " ------------------------------------------------------------------";</text:p>
      <text:p text:style-name="P1"><text:tab/><text:tab/><text:tab/><text:tab/><text:tab/>FinSi </text:p>
      <text:p text:style-name="P1"><text:tab/><text:tab/><text:tab/><text:tab/>2: </text:p>
      <text:p text:style-name="P1"><text:tab/><text:tab/><text:tab/><text:tab/><text:tab/>si (hora &gt;=9 y hora&lt;=18) </text:p>
      <text:p text:style-name="P1"><text:tab/><text:tab/><text:tab/><text:tab/><text:tab/><text:tab/>precio&lt;-50+(50*0.5); </text:p>
      <text:p text:style-name="P1"><text:tab/><text:tab/><text:tab/><text:tab/><text:tab/><text:tab/>Escribir " ------------------------------------------------------------------";</text:p>
      <text:p text:style-name="P1"><text:tab/><text:tab/><text:tab/><text:tab/><text:tab/><text:tab/>Escribir "| <text:s/>Patente: ",patente," <text:s/>| Tipo: Moto <text:s/>| Valor de peaje abonado:",precio,"$ <text:s text:c="3"/>|";</text:p>
      <text:p text:style-name="P1"><text:tab/><text:tab/><text:tab/><text:tab/><text:tab/><text:tab/>Escribir " ------------------------------------------------------------------";</text:p>
      <text:p text:style-name="P1"><text:tab/><text:tab/><text:tab/><text:tab/><text:tab/>SiNo</text:p>
      <text:p text:style-name="P1"><text:soft-page-break/><text:tab/><text:tab/><text:tab/><text:tab/><text:tab/><text:tab/>precio&lt;-50</text:p>
      <text:p text:style-name="P1"><text:tab/><text:tab/><text:tab/><text:tab/><text:tab/><text:tab/>Escribir " ------------------------------------------------------------------";</text:p>
      <text:p text:style-name="P1"><text:tab/><text:tab/><text:tab/><text:tab/><text:tab/><text:tab/>Escribir "| <text:s/>Patente: ",patente," <text:s/>| Tipo: Moto <text:s/>| Valor de peaje abonado:",precio,"$ <text:s text:c="2"/>|";</text:p>
      <text:p text:style-name="P1"><text:tab/><text:tab/><text:tab/><text:tab/><text:tab/><text:tab/>Escribir " ------------------------------------------------------------------";</text:p>
      <text:p text:style-name="P1"><text:tab/><text:tab/><text:tab/><text:tab/><text:tab/>FinSi </text:p>
      <text:p text:style-name="P1"><text:tab/><text:tab/><text:tab/><text:tab/><text:tab/>contadorMoto &lt;-contadorMoto+1;</text:p>
      <text:p text:style-name="P1"><text:tab/><text:tab/><text:tab/><text:tab/>3:<text:tab/></text:p>
      <text:p text:style-name="P1"><text:tab/><text:tab/><text:tab/><text:tab/><text:tab/>si (hora &gt;=9 y hora&lt;=18) </text:p>
      <text:p text:style-name="P1"><text:tab/><text:tab/><text:tab/><text:tab/><text:tab/><text:tab/>precio&lt;-150+(150*0.5); </text:p>
      <text:p text:style-name="P1"><text:tab/><text:tab/><text:tab/><text:tab/><text:tab/><text:tab/>Escribir " ---------------------------------------------------------------------";</text:p>
      <text:p text:style-name="P1"><text:tab/><text:tab/><text:tab/><text:tab/><text:tab/><text:tab/>Escribir "| <text:s/>Patente: ",patente," <text:s/>| Tipo: Camioneta <text:s/>| Valor de peaje abonado:",precio,"$ <text:s/>|";</text:p>
      <text:p text:style-name="P1"><text:tab/><text:tab/><text:tab/><text:tab/><text:tab/><text:tab/>Escribir " ---------------------------------------------------------------------";</text:p>
      <text:p text:style-name="P1"><text:tab/><text:tab/><text:tab/><text:tab/><text:tab/>SiNo</text:p>
      <text:p text:style-name="P1"><text:tab/><text:tab/><text:tab/><text:tab/><text:tab/><text:tab/>precio&lt;-150;</text:p>
      <text:p text:style-name="P1"><text:tab/><text:tab/><text:tab/><text:tab/><text:tab/><text:tab/>Escribir " ------------------------------------------------------------------";</text:p>
      <text:p text:style-name="P1"><text:tab/><text:tab/><text:tab/><text:tab/><text:tab/><text:tab/>Escribir "| <text:s/>Patente: ",patente," <text:s/>| Tipo: Camioneta <text:s/>| Valor de peaje abonado:",precio,"$ |";</text:p>
      <text:p text:style-name="P1"><text:tab/><text:tab/><text:tab/><text:tab/><text:tab/><text:tab/>Escribir " ------------------------------------------------------------------";</text:p>
      <text:p text:style-name="P1"><text:tab/><text:tab/><text:tab/><text:tab/><text:tab/>FinSi </text:p>
      <text:p text:style-name="P1"><text:tab/><text:tab/><text:tab/>Fin Segun </text:p>
      <text:p text:style-name="P1"><text:tab/><text:tab/><text:tab/>recaudacion &lt;- recaudacion+precio;</text:p>
      <text:p text:style-name="P1"><text:tab/><text:tab/><text:tab/>contadorTotal&lt;-contadorTotal+1;</text:p>
      <text:p text:style-name="P1"><text:tab/><text:tab/>FinSi</text:p>
      <text:p text:style-name="P1"><text:tab/>Hasta Que (patente=='FIN');</text:p>
      <text:p text:style-name="P1"><text:tab/></text:p>
      <text:p text:style-name="P1"><text:tab/>si(contadorMoto&gt;0) Entonces</text:p>
      <text:p text:style-name="P1"><text:tab/><text:tab/>porcentajeMoto &lt;- (contadorMoto/contadorTotal)*100;</text:p>
      <text:p text:style-name="P1"><text:tab/><text:tab/>Escribir " <text:s text:c="2"/>---------------------------------------------------";</text:p>
      <text:p text:style-name="P1"><text:tab/><text:tab/>Escribir " <text:s/>| <text:s text:c="3"/>Porcentaje De Motos ingresadas: ",porcentajeMoto,"% <text:s text:c="8"/>|";</text:p>
      <text:p text:style-name="P1"><text:tab/><text:tab/>Escribir " <text:s text:c="2"/>---------------------------------------------------";</text:p>
      <text:p text:style-name="P1"><text:tab/>FinSi</text:p>
      <text:p text:style-name="P1"><text:tab/></text:p>
      <text:p text:style-name="P1"><text:tab/>SI(precio&gt;1)</text:p>
      <text:p text:style-name="P1"><text:tab/><text:tab/>Escribir " <text:s text:c="4"/>---------------------------------------------";</text:p>
      <text:p text:style-name="P1"><text:tab/><text:tab/>Escribir " <text:s text:c="3"/>| <text:s text:c="7"/>Recaudacion total: ",recaudacion,"$ <text:s text:c="13"/>|";</text:p>
      <text:p text:style-name="P1"><text:tab/><text:tab/>Escribir " <text:s text:c="4"/>---------------------------------------------";</text:p>
      <text:p text:style-name="P1"><text:tab/><text:tab/>Escribir "";</text:p>
      <text:p text:style-name="P1"><text:tab/><text:tab/>Escribir " <text:s/>Alumno: Gomez Fernando Gabriel <text:s text:c="2"/>Curso: 1ro 1ra";</text:p>
      <text:p text:style-name="P1"><text:tab/>SiNo</text:p>
      <text:p text:style-name="P1"><text:tab/><text:tab/>Escribir " <text:s text:c="2"/>------------------------------------------";</text:p>
      <text:p text:style-name="P1"><text:tab/><text:tab/>Escribir " <text:s/>| <text:s text:c="5"/>No hubo recaudaciones en el dia <text:s text:c="4"/>|";</text:p>
      <text:p text:style-name="P1"><text:tab/><text:tab/>Escribir " <text:s text:c="2"/>------------------------------------------";</text:p>
      <text:p text:style-name="P1"><text:tab/><text:tab/>Escribir "";</text:p>
      <text:p text:style-name="P1"><text:tab/><text:tab/>Escribir " Alumno: Gomez Fernando Gabriel<text:tab/>Curso: 1ro 1ra";</text:p>
      <text:p text:style-name="P1"><text:tab/>FinSi</text:p>
      <text:p text:style-name="P1">FinAlgoritm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1T00:42:02.436328358</meta:creation-date>
    <dc:date>2021-05-01T00:45:46.816324825</dc:date>
    <meta:editing-duration>PT3M47S</meta:editing-duration>
    <meta:editing-cycles>1</meta:editing-cycles>
    <meta:document-statistic meta:table-count="0" meta:image-count="0" meta:object-count="0" meta:page-count="2" meta:paragraph-count="96" meta:word-count="351" meta:character-count="4075" meta:non-whitespace-character-count="3380"/>
    <meta:generator>LibreOffice/6.4.7.2$Linux_X86_64 LibreOffice_project/40$Build-2</meta:generator>
  </office:meta>
</office:document-meta>
</file>